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ombre de estacion</text:p>
          </table:table-cell>
          <table:table-cell office:value-type="string" calcext:value-type="string">
            <text:p>Independencia</text:p>
          </table:table-cell>
          <table:table-cell office:value-type="string" calcext:value-type="string">
            <text:p>La_Florida</text:p>
          </table:table-cell>
          <table:table-cell office:value-type="string" calcext:value-type="string">
            <text:p>Las_Condes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Pudahuel</text:p>
          </table:table-cell>
          <table:table-cell office:value-type="string" calcext:value-type="string">
            <text:p>Cerrillos</text:p>
          </table:table-cell>
          <table:table-cell office:value-type="string" calcext:value-type="string">
            <text:p>El_Bosque</text:p>
          </table:table-cell>
          <table:table-cell office:value-type="string" calcext:value-type="string">
            <text:p>Cerro_Navia</text:p>
          </table:table-cell>
          <table:table-cell office:value-type="string" calcext:value-type="string">
            <text:p>Puente_Alto</text:p>
          </table:table-cell>
          <table:table-cell office:value-type="string" calcext:value-type="string">
            <text:p>Talagante</text:p>
          </table:table-cell>
          <table:table-cell office:value-type="string" calcext:value-type="string">
            <text:p>Quilicura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table:number-columns-repeated="11" office:value-type="string" calcext:value-type="string">
            <text:p>Metropolitana</text:p>
          </table:table-cell>
        </table:table-row>
        <table:table-row table:style-name="ro1">
          <table:table-cell office:value-type="string" calcext:value-type="string">
            <text:p>Codigo region</text:p>
          </table:table-cell>
          <table:table-cell table:number-columns-repeated="11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muna</text:p>
          </table:table-cell>
          <table:table-cell office:value-type="string" calcext:value-type="string">
            <text:p>Independencia</text:p>
          </table:table-cell>
          <table:table-cell office:value-type="string" calcext:value-type="string">
            <text:p>La Florida</text:p>
          </table:table-cell>
          <table:table-cell office:value-type="string" calcext:value-type="string">
            <text:p>Las Condes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Pudahuel</text:p>
          </table:table-cell>
          <table:table-cell office:value-type="string" calcext:value-type="string">
            <text:p>Cerrillos</text:p>
          </table:table-cell>
          <table:table-cell office:value-type="string" calcext:value-type="string">
            <text:p>El Bosque</text:p>
          </table:table-cell>
          <table:table-cell office:value-type="string" calcext:value-type="string">
            <text:p>Cerro Navia</text:p>
          </table:table-cell>
          <table:table-cell office:value-type="string" calcext:value-type="string">
            <text:p>Puente Alto</text:p>
          </table:table-cell>
          <table:table-cell office:value-type="string" calcext:value-type="string">
            <text:p>Talagante</text:p>
          </table:table-cell>
          <table:table-cell office:value-type="string" calcext:value-type="string">
            <text:p>Quilicura</text:p>
          </table:table-cell>
        </table:table-row>
        <table:table-row table:style-name="ro1">
          <table:table-cell office:value-type="string" calcext:value-type="string">
            <text:p>Codigo comuna</text:p>
          </table:table-cell>
          <table:table-cell office:value-type="float" office:value="13108" calcext:value-type="float">
            <text:p>13108</text:p>
          </table:table-cell>
          <table:table-cell office:value-type="float" office:value="13110" calcext:value-type="float">
            <text:p>13110</text:p>
          </table:table-cell>
          <table:table-cell office:value-type="float" office:value="13114" calcext:value-type="float">
            <text:p>13114</text:p>
          </table:table-cell>
          <table:table-cell office:value-type="float" office:value="13101" calcext:value-type="float">
            <text:p>13101</text:p>
          </table:table-cell>
          <table:table-cell office:value-type="float" office:value="13124" calcext:value-type="float">
            <text:p>13124</text:p>
          </table:table-cell>
          <table:table-cell office:value-type="float" office:value="13102" calcext:value-type="float">
            <text:p>13102</text:p>
          </table:table-cell>
          <table:table-cell office:value-type="float" office:value="13105" calcext:value-type="float">
            <text:p>13105</text:p>
          </table:table-cell>
          <table:table-cell office:value-type="float" office:value="13103" calcext:value-type="float">
            <text:p>13103</text:p>
          </table:table-cell>
          <table:table-cell office:value-type="float" office:value="13201" calcext:value-type="float">
            <text:p>13201</text:p>
          </table:table-cell>
          <table:table-cell office:value-type="float" office:value="13601" calcext:value-type="float">
            <text:p>13601</text:p>
          </table:table-cell>
          <table:table-cell office:value-type="float" office:value="13125" calcext:value-type="float">
            <text:p>13125</text:p>
          </table:table-cell>
        </table:table-row>
        <table:table-row table:style-name="ro1">
          <table:table-cell office:value-type="string" calcext:value-type="string">
            <text:p>UTM_Este</text:p>
          </table:table-cell>
          <table:table-cell office:value-type="float" office:value="346488" calcext:value-type="float">
            <text:p>346488</text:p>
          </table:table-cell>
          <table:table-cell office:value-type="float" office:value="352504" calcext:value-type="float">
            <text:p>352504</text:p>
          </table:table-cell>
          <table:table-cell office:value-type="float" office:value="358305" calcext:value-type="float">
            <text:p>358305</text:p>
          </table:table-cell>
          <table:table-cell office:value-type="float" office:value="345673" calcext:value-type="float">
            <text:p>345673</text:p>
          </table:table-cell>
          <table:table-cell office:value-type="float" office:value="337311" calcext:value-type="float">
            <text:p>337311</text:p>
          </table:table-cell>
          <table:table-cell office:value-type="float" office:value="340277" calcext:value-type="float">
            <text:p>340277</text:p>
          </table:table-cell>
          <table:table-cell office:value-type="float" office:value="345313" calcext:value-type="float">
            <text:p>345313</text:p>
          </table:table-cell>
          <table:table-cell office:value-type="float" office:value="338984" calcext:value-type="float">
            <text:p>338984</text:p>
          </table:table-cell>
          <table:table-cell office:value-type="float" office:value="352049" calcext:value-type="float">
            <text:p>352049</text:p>
          </table:table-cell>
          <table:table-cell office:value-type="float" office:value="318945" calcext:value-type="float">
            <text:p>318945</text:p>
          </table:table-cell>
          <table:table-cell office:value-type="float" office:value="337356" calcext:value-type="float">
            <text:p>337356</text:p>
          </table:table-cell>
        </table:table-row>
        <table:table-row table:style-name="ro1">
          <table:table-cell office:value-type="string" calcext:value-type="string">
            <text:p>UTM_Norte</text:p>
          </table:table-cell>
          <table:table-cell office:value-type="float" office:value="6300681" calcext:value-type="float">
            <text:p>6300681</text:p>
          </table:table-cell>
          <table:table-cell office:value-type="float" office:value="6290304" calcext:value-type="float">
            <text:p>6290304</text:p>
          </table:table-cell>
          <table:table-cell office:value-type="float" office:value="6305906" calcext:value-type="float">
            <text:p>6305906</text:p>
          </table:table-cell>
          <table:table-cell office:value-type="float" office:value="6296019" calcext:value-type="float">
            <text:p>6296019</text:p>
          </table:table-cell>
          <table:table-cell office:value-type="float" office:value="6298809" calcext:value-type="float">
            <text:p>6298809</text:p>
          </table:table-cell>
          <table:table-cell office:value-type="float" office:value="6292747" calcext:value-type="float">
            <text:p>6292747</text:p>
          </table:table-cell>
          <table:table-cell office:value-type="float" office:value="6286825" calcext:value-type="float">
            <text:p>6286825</text:p>
          </table:table-cell>
          <table:table-cell office:value-type="float" office:value="6299360" calcext:value-type="float">
            <text:p>6299360</text:p>
          </table:table-cell>
          <table:table-cell office:value-type="float" office:value="6282013" calcext:value-type="float">
            <text:p>6282013</text:p>
          </table:table-cell>
          <table:table-cell office:value-type="float" office:value="6272298" calcext:value-type="float">
            <text:p>6272298</text:p>
          </table:table-cell>
          <table:table-cell office:value-type="float" office:value="6306788" calcext:value-type="float">
            <text:p>6306788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693459972278896" calcext:value-type="float">
            <text:p>0.693459972278896</text:p>
          </table:table-cell>
          <table:table-cell office:value-type="float" office:value="0.557025934780705" calcext:value-type="float">
            <text:p>0.557025934780705</text:p>
          </table:table-cell>
          <table:table-cell office:value-type="float" office:value="0.457259859666483" calcext:value-type="float">
            <text:p>0.457259859666483</text:p>
          </table:table-cell>
          <table:table-cell office:value-type="float" office:value="0.77647658332417" calcext:value-type="float">
            <text:p>0.77647658332417</text:p>
          </table:table-cell>
          <table:table-cell office:value-type="float" office:value="0.852400214162698" calcext:value-type="float">
            <text:p>0.852400214162698</text:p>
          </table:table-cell>
          <table:table-cell/>
          <table:table-cell office:value-type="float" office:value="0.620468648682857" calcext:value-type="float">
            <text:p>0.620468648682857</text:p>
          </table:table-cell>
          <table:table-cell office:value-type="float" office:value="0.992097174531237" calcext:value-type="float">
            <text:p>0.992097174531237</text:p>
          </table:table-cell>
          <table:table-cell office:value-type="float" office:value="0.455314439435217" calcext:value-type="float">
            <text:p>0.455314439435217</text:p>
          </table:table-cell>
          <table:table-cell office:value-type="float" office:value="0.693459972278896" calcext:value-type="float">
            <text:p>0.693459972278896</text:p>
          </table:table-cell>
          <table:table-cell office:value-type="float" office:value="0.557025934780705" calcext:value-type="float">
            <text:p>0.557025934780705</text:p>
          </table:table-cell>
        </table:table-row>
        <table:table-row table:style-name="ro1">
          <table:table-cell office:value-type="string" calcext:value-type="string">
            <text:p>MP2.5</text:p>
          </table:table-cell>
          <table:table-cell office:value-type="float" office:value="25.6887971562894" calcext:value-type="float">
            <text:p>25.6887971562894</text:p>
          </table:table-cell>
          <table:table-cell office:value-type="float" office:value="25.0092354454057" calcext:value-type="float">
            <text:p>25.0092354454057</text:p>
          </table:table-cell>
          <table:table-cell office:value-type="float" office:value="19.9486098450319" calcext:value-type="float">
            <text:p>19.9486098450319</text:p>
          </table:table-cell>
          <table:table-cell office:value-type="float" office:value="25.4585597826087" calcext:value-type="float">
            <text:p>25.4585597826087</text:p>
          </table:table-cell>
          <table:table-cell office:value-type="float" office:value="26.9190597498842" calcext:value-type="float">
            <text:p>26.9190597498842</text:p>
          </table:table-cell>
          <table:table-cell office:value-type="float" office:value="25.338503649635" calcext:value-type="float">
            <text:p>25.338503649635</text:p>
          </table:table-cell>
          <table:table-cell office:value-type="float" office:value="28.0886224729666" calcext:value-type="float">
            <text:p>28.0886224729666</text:p>
          </table:table-cell>
          <table:table-cell office:value-type="float" office:value="30.0776786722366" calcext:value-type="float">
            <text:p>30.0776786722366</text:p>
          </table:table-cell>
          <table:table-cell office:value-type="float" office:value="21.337014084507" calcext:value-type="float">
            <text:p>21.337014084507</text:p>
          </table:table-cell>
          <table:table-cell office:value-type="float" office:value="21.5875633904854" calcext:value-type="float">
            <text:p>21.5875633904854</text:p>
          </table:table-cell>
          <table:table-cell office:value-type="float" office:value="24.2515752090732" calcext:value-type="float">
            <text:p>24.2515752090732</text:p>
          </table:table-cell>
        </table:table-row>
        <table:table-row table:style-name="ro1">
          <table:table-cell office:value-type="string" calcext:value-type="string">
            <text:p>MP10</text:p>
          </table:table-cell>
          <table:table-cell office:value-type="float" office:value="72.4185386884502" calcext:value-type="float">
            <text:p>72.4185386884502</text:p>
          </table:table-cell>
          <table:table-cell office:value-type="float" office:value="70.3134190112308" calcext:value-type="float">
            <text:p>70.3134190112308</text:p>
          </table:table-cell>
          <table:table-cell office:value-type="float" office:value="58.1121060588441" calcext:value-type="float">
            <text:p>58.1121060588441</text:p>
          </table:table-cell>
          <table:table-cell office:value-type="float" office:value="74.2541329380915" calcext:value-type="float">
            <text:p>74.2541329380915</text:p>
          </table:table-cell>
          <table:table-cell office:value-type="float" office:value="72.8899657924743" calcext:value-type="float">
            <text:p>72.8899657924743</text:p>
          </table:table-cell>
          <table:table-cell office:value-type="float" office:value="75.8526758869513" calcext:value-type="float">
            <text:p>75.8526758869513</text:p>
          </table:table-cell>
          <table:table-cell office:value-type="float" office:value="78.0556006023399" calcext:value-type="float">
            <text:p>78.0556006023399</text:p>
          </table:table-cell>
          <table:table-cell office:value-type="float" office:value="79.701591663804" calcext:value-type="float">
            <text:p>79.701591663804</text:p>
          </table:table-cell>
          <table:table-cell office:value-type="float" office:value="71.2004008016032" calcext:value-type="float">
            <text:p>71.2004008016032</text:p>
          </table:table-cell>
          <table:table-cell office:value-type="float" office:value="51.6383512544803" calcext:value-type="float">
            <text:p>51.6383512544803</text:p>
          </table:table-cell>
          <table:table-cell office:value-type="float" office:value="67.7506918819188" calcext:value-type="float">
            <text:p>67.7506918819188</text:p>
          </table:table-cell>
        </table:table-row>
        <table:table-row table:style-name="ro1">
          <table:table-cell office:value-type="string" calcext:value-type="string">
            <text:p>NO2</text:p>
          </table:table-cell>
          <table:table-cell office:value-type="float" office:value="27.4082897876614" calcext:value-type="float">
            <text:p>27.4082897876614</text:p>
          </table:table-cell>
          <table:table-cell office:value-type="float" office:value="25.388012092545" calcext:value-type="float">
            <text:p>25.388012092545</text:p>
          </table:table-cell>
          <table:table-cell office:value-type="float" office:value="21.6404631573864" calcext:value-type="float">
            <text:p>21.6404631573864</text:p>
          </table:table-cell>
          <table:table-cell office:value-type="float" office:value="28.693836673987" calcext:value-type="float">
            <text:p>28.693836673987</text:p>
          </table:table-cell>
          <table:table-cell office:value-type="float" office:value="17.8993979640811" calcext:value-type="float">
            <text:p>17.8993979640811</text:p>
          </table:table-cell>
          <table:table-cell/>
          <table:table-cell office:value-type="float" office:value="18.016499107745" calcext:value-type="float">
            <text:p>18.016499107745</text:p>
          </table:table-cell>
          <table:table-cell office:value-type="float" office:value="29.3809488734122" calcext:value-type="float">
            <text:p>29.3809488734122</text:p>
          </table:table-cell>
          <table:table-cell office:value-type="float" office:value="17.7466710820799" calcext:value-type="float">
            <text:p>17.7466710820799</text:p>
          </table:table-cell>
          <table:table-cell office:value-type="float" office:value="10.0100518527871" calcext:value-type="float">
            <text:p>10.0100518527871</text:p>
          </table:table-cell>
          <table:table-cell/>
        </table:table-row>
        <table:table-row table:style-name="ro1">
          <table:table-cell office:value-type="string" calcext:value-type="string">
            <text:p>O3</text:p>
          </table:table-cell>
          <table:table-cell office:value-type="float" office:value="12.2306539342152" calcext:value-type="float">
            <text:p>12.2306539342152</text:p>
          </table:table-cell>
          <table:table-cell office:value-type="float" office:value="16.5382080641219" calcext:value-type="float">
            <text:p>16.5382080641219</text:p>
          </table:table-cell>
          <table:table-cell office:value-type="float" office:value="16.3729496005647" calcext:value-type="float">
            <text:p>16.3729496005647</text:p>
          </table:table-cell>
          <table:table-cell office:value-type="float" office:value="18.4581413847475" calcext:value-type="float">
            <text:p>18.4581413847475</text:p>
          </table:table-cell>
          <table:table-cell office:value-type="float" office:value="18.0689269325565" calcext:value-type="float">
            <text:p>18.0689269325565</text:p>
          </table:table-cell>
          <table:table-cell/>
          <table:table-cell office:value-type="float" office:value="13.4206221917595" calcext:value-type="float">
            <text:p>13.4206221917595</text:p>
          </table:table-cell>
          <table:table-cell office:value-type="float" office:value="16.4756196464811" calcext:value-type="float">
            <text:p>16.4756196464811</text:p>
          </table:table-cell>
          <table:table-cell office:value-type="float" office:value="17.8082843251951" calcext:value-type="float">
            <text:p>17.8082843251951</text:p>
          </table:table-cell>
          <table:table-cell office:value-type="float" office:value="14.0441533481403" calcext:value-type="float">
            <text:p>14.0441533481403</text:p>
          </table:table-cell>
          <table:table-cell/>
        </table:table-row>
        <table:table-row table:style-name="ro1">
          <table:table-cell office:value-type="string" calcext:value-type="string">
            <text:p>SO2</text:p>
          </table:table-cell>
          <table:table-cell/>
          <table:table-cell office:value-type="float" office:value="2.88374656813589" calcext:value-type="float">
            <text:p>2.88374656813589</text:p>
          </table:table-cell>
          <table:table-cell table:number-columns-repeated="4"/>
          <table:table-cell office:value-type="float" office:value="1.18537103956689" calcext:value-type="float">
            <text:p>1.18537103956689</text:p>
          </table:table-cell>
          <table:table-cell/>
          <table:table-cell office:value-type="float" office:value="2.34873557157436" calcext:value-type="float">
            <text:p>2.34873557157436</text:p>
          </table:table-cell>
          <table:table-cell office:value-type="float" office:value="2.4727962362528" calcext:value-type="float">
            <text:p>2.47279623625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17:25:20.048323747</meta:creation-date>
    <dc:date>2020-08-30T17:49:28.612083572</dc:date>
    <meta:editing-duration>PT24M8S</meta:editing-duration>
    <meta:editing-cycles>3</meta:editing-cycles>
    <meta:generator>LibreOffice/6.4.5.2$Linux_X86_64 LibreOffice_project/40$Build-2</meta:generator>
    <meta:document-statistic meta:table-count="1" meta:cell-count="144" meta:object-count="0"/>
  </office:meta>
</office:document-meta>
</file>